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8.21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5.95mm"/>
    </style:style>
    <style:style style:name="co9" style:family="table-column">
      <style:table-column-properties fo:break-before="auto" style:column-width="44.75mm"/>
    </style:style>
    <style:style style:name="co10" style:family="table-column">
      <style:table-column-properties fo:break-before="auto" style:column-width="29.49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47.18mm"/>
    </style:style>
    <style:style style:name="co14" style:family="table-column">
      <style:table-column-properties fo:break-before="auto" style:column-width="43.29mm"/>
    </style:style>
    <style:style style:name="co15" style:family="table-column">
      <style:table-column-properties fo:break-before="auto" style:column-width="21.33mm"/>
    </style:style>
    <style:style style:name="co16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HD Low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4406.21" calcext:value-type="float">
            <text:p>4,406</text:p>
          </table:table-cell>
          <table:table-cell office:value-type="float" office:value="1197.191" calcext:value-type="float">
            <text:p>1,197</text:p>
          </table:table-cell>
          <table:table-cell table:formula="of:=SUM(['HD Low query rate'.E3]+['HD Low query rate'.D3])" office:value-type="float" office:value="5603.401" calcext:value-type="float">
            <text:p>5,60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4480.93" calcext:value-type="float">
            <text:p>4,481</text:p>
          </table:table-cell>
          <table:table-cell office:value-type="float" office:value="765.972" calcext:value-type="float">
            <text:p>766</text:p>
          </table:table-cell>
          <table:table-cell table:formula="of:=SUM(['HD Low query rate'.E4]+['HD Low query rate'.D4])" office:value-type="float" office:value="5246.902" calcext:value-type="float">
            <text:p>5,24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539.52" calcext:value-type="float">
            <text:p>4,540</text:p>
          </table:table-cell>
          <table:table-cell office:value-type="float" office:value="598.595" calcext:value-type="float">
            <text:p>599</text:p>
          </table:table-cell>
          <table:table-cell table:formula="of:=SUM(['HD Low query rate'.E5]+['HD Low query rate'.D5])" office:value-type="float" office:value="5138.115" calcext:value-type="float">
            <text:p>5,13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695.51" calcext:value-type="float">
            <text:p>4,696</text:p>
          </table:table-cell>
          <table:table-cell office:value-type="float" office:value="379.529" calcext:value-type="float">
            <text:p>380</text:p>
          </table:table-cell>
          <table:table-cell table:style-name="ce7" table:formula="of:=SUM(['HD Low query rate'.E6]+['HD Low query rate'.D6])" office:value-type="float" office:value="5075.039" calcext:value-type="float">
            <text:p>5,07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4923.31" calcext:value-type="float">
            <text:p>4,923</text:p>
          </table:table-cell>
          <table:table-cell office:value-type="float" office:value="250.834" calcext:value-type="float">
            <text:p>251</text:p>
          </table:table-cell>
          <table:table-cell table:formula="of:=SUM(['HD Low query rate'.E7]+['HD Low query rate'.D7])" office:value-type="float" office:value="5174.144" calcext:value-type="float">
            <text:p>5,17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5118.68" calcext:value-type="float">
            <text:p>5,119</text:p>
          </table:table-cell>
          <table:table-cell office:value-type="float" office:value="199.5723" calcext:value-type="float">
            <text:p>200</text:p>
          </table:table-cell>
          <table:table-cell table:style-name="ce8" table:formula="of:=SUM(['HD Low query rate'.E8]+['HD Low query rate'.D8])" office:value-type="float" office:value="5318.2523" calcext:value-type="float">
            <text:p>5,31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4702.49" calcext:value-type="float">
            <text:p>4,702</text:p>
          </table:table-cell>
          <table:table-cell office:value-type="float" office:value="189.3803" calcext:value-type="float">
            <text:p>189</text:p>
          </table:table-cell>
          <table:table-cell table:style-name="ce7" table:formula="of:=SUM(['HD Low query rate'.E12]+['HD Low query rate'.D12])" office:value-type="float" office:value="4891.8703" calcext:value-type="float">
            <text:p>4,89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4739.67" calcext:value-type="float">
            <text:p>4,740</text:p>
          </table:table-cell>
          <table:table-cell office:value-type="float" office:value="182.1891" calcext:value-type="float">
            <text:p>182</text:p>
          </table:table-cell>
          <table:table-cell table:style-name="ce8" table:formula="of:=SUM(['HD Low query rate'.E13]+['HD Low query rate'.D13])" office:value-type="float" office:value="4921.8591" calcext:value-type="float">
            <text:p>4,92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4762.11" calcext:value-type="float">
            <text:p>4,762</text:p>
          </table:table-cell>
          <table:table-cell office:value-type="float" office:value="176.4055" calcext:value-type="float">
            <text:p>176</text:p>
          </table:table-cell>
          <table:table-cell table:formula="of:=SUM(['HD Low query rate'.E14]+['HD Low query rate'.D14])" office:value-type="float" office:value="4938.5155" calcext:value-type="float">
            <text:p>4,93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881.07" calcext:value-type="float">
            <text:p>4,881</text:p>
          </table:table-cell>
          <table:table-cell office:value-type="float" office:value="161.122" calcext:value-type="float">
            <text:p>161</text:p>
          </table:table-cell>
          <table:table-cell table:formula="of:=SUM(['HD Low query rate'.E15]+['HD Low query rate'.D15])" office:value-type="float" office:value="5042.192" calcext:value-type="float">
            <text:p>5,04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076.39" calcext:value-type="float">
            <text:p>5,076</text:p>
          </table:table-cell>
          <table:table-cell office:value-type="float" office:value="150.3492" calcext:value-type="float">
            <text:p>150</text:p>
          </table:table-cell>
          <table:table-cell table:style-name="ce8" table:formula="of:=SUM(['HD Low query rate'.E16]+['HD Low query rate'.D16])" office:value-type="float" office:value="5226.7392" calcext:value-type="float">
            <text:p>5,22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5236.99" calcext:value-type="float">
            <text:p>5,237</text:p>
          </table:table-cell>
          <table:table-cell office:value-type="float" office:value="143.7405" calcext:value-type="float">
            <text:p>144</text:p>
          </table:table-cell>
          <table:table-cell table:formula="of:=SUM(['HD Low query rate'.E17]+['HD Low query rate'.D17])" office:value-type="float" office:value="5380.7305" calcext:value-type="float">
            <text:p>5,38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4711.63" calcext:value-type="float">
            <text:p>4,712</text:p>
          </table:table-cell>
          <table:table-cell office:value-type="float" office:value="788.58822" calcext:value-type="float">
            <text:p>789</text:p>
          </table:table-cell>
          <table:table-cell table:formula="of:=SUM(['HD Low query rate'.E21]+['HD Low query rate'.D21])" office:value-type="float" office:value="5500.21822" calcext:value-type="float">
            <text:p>5,50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4647.61" calcext:value-type="float">
            <text:p>4,648</text:p>
          </table:table-cell>
          <table:table-cell office:value-type="float" office:value="664.63427" calcext:value-type="float">
            <text:p>665</text:p>
          </table:table-cell>
          <table:table-cell table:formula="of:=SUM(['HD Low query rate'.E22]+['HD Low query rate'.D22])" office:value-type="float" office:value="5312.24427" calcext:value-type="float">
            <text:p>5,31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4639.95" calcext:value-type="float">
            <text:p>4,640</text:p>
          </table:table-cell>
          <table:table-cell office:value-type="float" office:value="624.53812" calcext:value-type="float">
            <text:p>625</text:p>
          </table:table-cell>
          <table:table-cell table:formula="of:=SUM(['HD Low query rate'.E23]+['HD Low query rate'.D23])" office:value-type="float" office:value="5264.48812" calcext:value-type="float">
            <text:p>5,26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4645.17" calcext:value-type="float">
            <text:p>4,645</text:p>
          </table:table-cell>
          <table:table-cell office:value-type="float" office:value="515.41947" calcext:value-type="float">
            <text:p>515</text:p>
          </table:table-cell>
          <table:table-cell table:formula="of:=SUM(['HD Low query rate'.E24]+['HD Low query rate'.D24])" office:value-type="float" office:value="5160.58947" calcext:value-type="float">
            <text:p>5,16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4658.02" calcext:value-type="float">
            <text:p>4,658</text:p>
          </table:table-cell>
          <table:table-cell office:value-type="float" office:value="434.28742" calcext:value-type="float">
            <text:p>434</text:p>
          </table:table-cell>
          <table:table-cell table:style-name="ce8" table:formula="of:=SUM(['HD Low query rate'.E25]+['HD Low query rate'.D25])" office:value-type="float" office:value="5092.30742" calcext:value-type="float">
            <text:p>5,09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4701.3" calcext:value-type="float">
            <text:p>4,701</text:p>
          </table:table-cell>
          <table:table-cell office:value-type="float" office:value="389.55763" calcext:value-type="float">
            <text:p>390</text:p>
          </table:table-cell>
          <table:table-cell table:style-name="ce7" table:formula="of:=SUM(['HD Low query rate'.E26]+['HD Low query rate'.D26])" office:value-type="float" office:value="5090.85763" calcext:value-type="float">
            <text:p>5,09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374" calcext:value-type="float">
            <text:p>374</text:p>
          </table:table-cell>
          <table:table-cell office:value-type="float" office:value="4220.2" calcext:value-type="float">
            <text:p>4,220</text:p>
          </table:table-cell>
          <table:table-cell office:value-type="float" office:value="367.26633" calcext:value-type="float">
            <text:p>367</text:p>
          </table:table-cell>
          <table:table-cell table:style-name="ce7" table:formula="of:=SUM(['HD Low query rate'.E30]+['HD Low query rate'.D30])" office:value-type="float" office:value="4587.46633" calcext:value-type="float">
            <text:p>4,587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7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3: HD, Low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HD Medium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7680.4" calcext:value-type="float">
            <text:p>17,680</text:p>
          </table:table-cell>
          <table:table-cell office:value-type="float" office:value="1197.191" calcext:value-type="float">
            <text:p>1,197</text:p>
          </table:table-cell>
          <table:table-cell table:formula="of:=SUM(['HD Medium query rate'.E3]+['HD Medium query rate'.D3])" office:value-type="float" office:value="18877.591" calcext:value-type="float">
            <text:p>18,87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7965.8" calcext:value-type="float">
            <text:p>17,966</text:p>
          </table:table-cell>
          <table:table-cell office:value-type="float" office:value="765.972" calcext:value-type="float">
            <text:p>766</text:p>
          </table:table-cell>
          <table:table-cell table:style-name="ce7" table:formula="of:=SUM(['HD Medium query rate'.E4]+['HD Medium query rate'.D4])" office:value-type="float" office:value="18731.772" calcext:value-type="float">
            <text:p>18,73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8196.7" calcext:value-type="float">
            <text:p>18,197</text:p>
          </table:table-cell>
          <table:table-cell office:value-type="float" office:value="598.595" calcext:value-type="float">
            <text:p>599</text:p>
          </table:table-cell>
          <table:table-cell table:formula="of:=SUM(['HD Medium query rate'.E5]+['HD Medium query rate'.D5])" office:value-type="float" office:value="18795.295" calcext:value-type="float">
            <text:p>18,79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8806.6" calcext:value-type="float">
            <text:p>18,807</text:p>
          </table:table-cell>
          <table:table-cell office:value-type="float" office:value="379.529" calcext:value-type="float">
            <text:p>380</text:p>
          </table:table-cell>
          <table:table-cell table:style-name="ce8" table:formula="of:=SUM(['HD Medium query rate'.E6]+['HD Medium query rate'.D6])" office:value-type="float" office:value="19186.129" calcext:value-type="float">
            <text:p>19,18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9706.2" calcext:value-type="float">
            <text:p>19,706</text:p>
          </table:table-cell>
          <table:table-cell office:value-type="float" office:value="250.834" calcext:value-type="float">
            <text:p>251</text:p>
          </table:table-cell>
          <table:table-cell table:formula="of:=SUM(['HD Medium query rate'.E7]+['HD Medium query rate'.D7])" office:value-type="float" office:value="19957.034" calcext:value-type="float">
            <text:p>19,95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20498" calcext:value-type="float">
            <text:p>20,498</text:p>
          </table:table-cell>
          <table:table-cell office:value-type="float" office:value="199.5723" calcext:value-type="float">
            <text:p>200</text:p>
          </table:table-cell>
          <table:table-cell table:style-name="ce8" table:formula="of:=SUM(['HD Medium query rate'.E8]+['HD Medium query rate'.D8])" office:value-type="float" office:value="20697.5723" calcext:value-type="float">
            <text:p>20,69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8865.5" calcext:value-type="float">
            <text:p>18,866</text:p>
          </table:table-cell>
          <table:table-cell office:value-type="float" office:value="189.3803" calcext:value-type="float">
            <text:p>189</text:p>
          </table:table-cell>
          <table:table-cell table:style-name="ce7" table:formula="of:=SUM(['HD Medium query rate'.E12]+['HD Medium query rate'.D12])" office:value-type="float" office:value="19054.8803" calcext:value-type="float">
            <text:p>19,05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9000.8" calcext:value-type="float">
            <text:p>19,001</text:p>
          </table:table-cell>
          <table:table-cell office:value-type="float" office:value="182.1891" calcext:value-type="float">
            <text:p>182</text:p>
          </table:table-cell>
          <table:table-cell table:style-name="ce8" table:formula="of:=SUM(['HD Medium query rate'.E13]+['HD Medium query rate'.D13])" office:value-type="float" office:value="19182.9891" calcext:value-type="float">
            <text:p>19,18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9087.8" calcext:value-type="float">
            <text:p>19,088</text:p>
          </table:table-cell>
          <table:table-cell office:value-type="float" office:value="176.4055" calcext:value-type="float">
            <text:p>176</text:p>
          </table:table-cell>
          <table:table-cell table:formula="of:=SUM(['HD Medium query rate'.E14]+['HD Medium query rate'.D14])" office:value-type="float" office:value="19264.2055" calcext:value-type="float">
            <text:p>19,26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9549.1" calcext:value-type="float">
            <text:p>19,549</text:p>
          </table:table-cell>
          <table:table-cell office:value-type="float" office:value="161.122" calcext:value-type="float">
            <text:p>161</text:p>
          </table:table-cell>
          <table:table-cell table:formula="of:=SUM(['HD Medium query rate'.E15]+['HD Medium query rate'.D15])" office:value-type="float" office:value="19710.222" calcext:value-type="float">
            <text:p>19,71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20318.5" calcext:value-type="float">
            <text:p>20,319</text:p>
          </table:table-cell>
          <table:table-cell office:value-type="float" office:value="150.3492" calcext:value-type="float">
            <text:p>150</text:p>
          </table:table-cell>
          <table:table-cell table:style-name="ce8" table:formula="of:=SUM(['HD Medium query rate'.E16]+['HD Medium query rate'.D16])" office:value-type="float" office:value="20468.8492" calcext:value-type="float">
            <text:p>20,46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20971.2" calcext:value-type="float">
            <text:p>20,971</text:p>
          </table:table-cell>
          <table:table-cell office:value-type="float" office:value="143.7405" calcext:value-type="float">
            <text:p>144</text:p>
          </table:table-cell>
          <table:table-cell table:formula="of:=SUM(['HD Medium query rate'.E17]+['HD Medium query rate'.D17])" office:value-type="float" office:value="21114.9405" calcext:value-type="float">
            <text:p>21,115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15837.4" calcext:value-type="float">
            <text:p>15,837</text:p>
          </table:table-cell>
          <table:table-cell office:value-type="float" office:value="1177.24082" calcext:value-type="float">
            <text:p>1,177</text:p>
          </table:table-cell>
          <table:table-cell table:formula="of:=SUM(['HD Medium query rate'.E21]+['HD Medium query rate'.D21])" office:value-type="float" office:value="17014.64082" calcext:value-type="float">
            <text:p>17,01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15940" calcext:value-type="float">
            <text:p>15,940</text:p>
          </table:table-cell>
          <table:table-cell office:value-type="float" office:value="977.40967" calcext:value-type="float">
            <text:p>977</text:p>
          </table:table-cell>
          <table:table-cell table:formula="of:=SUM(['HD Medium query rate'.E22]+['HD Medium query rate'.D22])" office:value-type="float" office:value="16917.40967" calcext:value-type="float">
            <text:p>16,91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16032.7" calcext:value-type="float">
            <text:p>16,033</text:p>
          </table:table-cell>
          <table:table-cell office:value-type="float" office:value="876.70932" calcext:value-type="float">
            <text:p>877</text:p>
          </table:table-cell>
          <table:table-cell table:style-name="ce7" table:formula="of:=SUM(['HD Medium query rate'.E23]+['HD Medium query rate'.D23])" office:value-type="float" office:value="16909.40932" calcext:value-type="float">
            <text:p>16,90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16554.2" calcext:value-type="float">
            <text:p>16,554</text:p>
          </table:table-cell>
          <table:table-cell office:value-type="float" office:value="736.4746" calcext:value-type="float">
            <text:p>736</text:p>
          </table:table-cell>
          <table:table-cell table:formula="of:=SUM(['HD Medium query rate'.E24]+['HD Medium query rate'.D24])" office:value-type="float" office:value="17290.6746" calcext:value-type="float">
            <text:p>17,29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17196.7" calcext:value-type="float">
            <text:p>17,197</text:p>
          </table:table-cell>
          <table:table-cell office:value-type="float" office:value="638.67878" calcext:value-type="float">
            <text:p>639</text:p>
          </table:table-cell>
          <table:table-cell table:style-name="ce8" table:formula="of:=SUM(['HD Medium query rate'.E25]+['HD Medium query rate'.D25])" office:value-type="float" office:value="17835.37878" calcext:value-type="float">
            <text:p>17,83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17808.2" calcext:value-type="float">
            <text:p>17,808</text:p>
          </table:table-cell>
          <table:table-cell office:value-type="float" office:value="580.9922" calcext:value-type="float">
            <text:p>581</text:p>
          </table:table-cell>
          <table:table-cell table:style-name="ce8" table:formula="of:=SUM(['HD Medium query rate'.E26]+['HD Medium query rate'.D26])" office:value-type="float" office:value="18389.1922" calcext:value-type="float">
            <text:p>18,38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374" calcext:value-type="float">
            <text:p>374</text:p>
          </table:table-cell>
          <table:table-cell office:value-type="float" office:value="15548.4" calcext:value-type="float">
            <text:p>15,548</text:p>
          </table:table-cell>
          <table:table-cell office:value-type="float" office:value="484.83258" calcext:value-type="float">
            <text:p>485</text:p>
          </table:table-cell>
          <table:table-cell table:style-name="ce7" table:formula="of:=SUM(['HD Medium query rate'.E30]+['HD Medium query rate'.D30])" office:value-type="float" office:value="16033.23258" calcext:value-type="float">
            <text:p>16,033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7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3: HD, Medium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HD High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282573" calcext:value-type="float">
            <text:p>282,573</text:p>
          </table:table-cell>
          <table:table-cell office:value-type="float" office:value="1197.191" calcext:value-type="float">
            <text:p>1,197</text:p>
          </table:table-cell>
          <table:table-cell table:style-name="ce7" table:formula="of:=SUM(['HD High query rate'.E3]+['HD High query rate'.D3])" office:value-type="float" office:value="283770.191" calcext:value-type="float">
            <text:p>283,77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287220" calcext:value-type="float">
            <text:p>287,220</text:p>
          </table:table-cell>
          <table:table-cell office:value-type="float" office:value="765.972" calcext:value-type="float">
            <text:p>766</text:p>
          </table:table-cell>
          <table:table-cell table:style-name="ce8" table:formula="of:=SUM(['HD High query rate'.E4]+['HD High query rate'.D4])" office:value-type="float" office:value="287985.972" calcext:value-type="float">
            <text:p>287,98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290885" calcext:value-type="float">
            <text:p>290,885</text:p>
          </table:table-cell>
          <table:table-cell office:value-type="float" office:value="598.595" calcext:value-type="float">
            <text:p>599</text:p>
          </table:table-cell>
          <table:table-cell table:formula="of:=SUM(['HD High query rate'.E5]+['HD High query rate'.D5])" office:value-type="float" office:value="291483.595" calcext:value-type="float">
            <text:p>291,48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00693" calcext:value-type="float">
            <text:p>300,693</text:p>
          </table:table-cell>
          <table:table-cell office:value-type="float" office:value="379.529" calcext:value-type="float">
            <text:p>380</text:p>
          </table:table-cell>
          <table:table-cell table:style-name="ce8" table:formula="of:=SUM(['HD High query rate'.E6]+['HD High query rate'.D6])" office:value-type="float" office:value="301072.529" calcext:value-type="float">
            <text:p>301,07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15272" calcext:value-type="float">
            <text:p>315,272</text:p>
          </table:table-cell>
          <table:table-cell office:value-type="float" office:value="250.834" calcext:value-type="float">
            <text:p>251</text:p>
          </table:table-cell>
          <table:table-cell table:formula="of:=SUM(['HD High query rate'.E7]+['HD High query rate'.D7])" office:value-type="float" office:value="315522.834" calcext:value-type="float">
            <text:p>315,52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327573" calcext:value-type="float">
            <text:p>327,573</text:p>
          </table:table-cell>
          <table:table-cell office:value-type="float" office:value="199.5723" calcext:value-type="float">
            <text:p>200</text:p>
          </table:table-cell>
          <table:table-cell table:style-name="ce8" table:formula="of:=SUM(['HD High query rate'.E8]+['HD High query rate'.D8])" office:value-type="float" office:value="327772.5723" calcext:value-type="float">
            <text:p>327,773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301525" calcext:value-type="float">
            <text:p>301,525</text:p>
          </table:table-cell>
          <table:table-cell office:value-type="float" office:value="189.3803" calcext:value-type="float">
            <text:p>189</text:p>
          </table:table-cell>
          <table:table-cell table:style-name="ce7" table:formula="of:=SUM(['HD High query rate'.E12]+['HD High query rate'.D12])" office:value-type="float" office:value="301714.3803" calcext:value-type="float">
            <text:p>301,71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303773" calcext:value-type="float">
            <text:p>303,773</text:p>
          </table:table-cell>
          <table:table-cell office:value-type="float" office:value="182.1891" calcext:value-type="float">
            <text:p>182</text:p>
          </table:table-cell>
          <table:table-cell table:style-name="ce8" table:formula="of:=SUM(['HD High query rate'.E13]+['HD High query rate'.D13])" office:value-type="float" office:value="303955.1891" calcext:value-type="float">
            <text:p>303,95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305140" calcext:value-type="float">
            <text:p>305,140</text:p>
          </table:table-cell>
          <table:table-cell office:value-type="float" office:value="176.4055" calcext:value-type="float">
            <text:p>176</text:p>
          </table:table-cell>
          <table:table-cell table:formula="of:=SUM(['HD High query rate'.E14]+['HD High query rate'.D14])" office:value-type="float" office:value="305316.4055" calcext:value-type="float">
            <text:p>305,31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12570" calcext:value-type="float">
            <text:p>312,570</text:p>
          </table:table-cell>
          <table:table-cell office:value-type="float" office:value="161.122" calcext:value-type="float">
            <text:p>161</text:p>
          </table:table-cell>
          <table:table-cell table:formula="of:=SUM(['HD High query rate'.E15]+['HD High query rate'.D15])" office:value-type="float" office:value="312731.122" calcext:value-type="float">
            <text:p>312,73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325069" calcext:value-type="float">
            <text:p>325,069</text:p>
          </table:table-cell>
          <table:table-cell office:value-type="float" office:value="150.3492" calcext:value-type="float">
            <text:p>150</text:p>
          </table:table-cell>
          <table:table-cell table:style-name="ce8" table:formula="of:=SUM(['HD High query rate'.E16]+['HD High query rate'.D16])" office:value-type="float" office:value="325219.3492" calcext:value-type="float">
            <text:p>325,21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335144" calcext:value-type="float">
            <text:p>335,144</text:p>
          </table:table-cell>
          <table:table-cell office:value-type="float" office:value="143.7405" calcext:value-type="float">
            <text:p>144</text:p>
          </table:table-cell>
          <table:table-cell table:formula="of:=SUM(['HD High query rate'.E17]+['HD High query rate'.D17])" office:value-type="float" office:value="335287.7405" calcext:value-type="float">
            <text:p>335,288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233630" calcext:value-type="float">
            <text:p>233,630</text:p>
          </table:table-cell>
          <table:table-cell office:value-type="float" office:value="4848.12098" calcext:value-type="float">
            <text:p>4,848</text:p>
          </table:table-cell>
          <table:table-cell table:style-name="ce7" table:formula="of:=SUM(['HD High query rate'.E21]+['HD High query rate'.D21])" office:value-type="float" office:value="238478.12098" calcext:value-type="float">
            <text:p>238,47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237002" calcext:value-type="float">
            <text:p>237,002</text:p>
          </table:table-cell>
          <table:table-cell office:value-type="float" office:value="4314.8166" calcext:value-type="float">
            <text:p>4,315</text:p>
          </table:table-cell>
          <table:table-cell table:formula="of:=SUM(['HD High query rate'.E22]+['HD High query rate'.D22])" office:value-type="float" office:value="241316.8166" calcext:value-type="float">
            <text:p>241,31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239684" calcext:value-type="float">
            <text:p>239,684</text:p>
          </table:table-cell>
          <table:table-cell office:value-type="float" office:value="4050.47725" calcext:value-type="float">
            <text:p>4,050</text:p>
          </table:table-cell>
          <table:table-cell table:style-name="ce8" table:formula="of:=SUM(['HD High query rate'.E23]+['HD High query rate'.D23])" office:value-type="float" office:value="243734.47725" calcext:value-type="float">
            <text:p>243,734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249786" calcext:value-type="float">
            <text:p>249,786</text:p>
          </table:table-cell>
          <table:table-cell office:value-type="float" office:value="3339.06023" calcext:value-type="float">
            <text:p>3,339</text:p>
          </table:table-cell>
          <table:table-cell table:formula="of:=SUM(['HD High query rate'.E24]+['HD High query rate'.D24])" office:value-type="float" office:value="253125.06023" calcext:value-type="float">
            <text:p>253,12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262322" calcext:value-type="float">
            <text:p>262,322</text:p>
          </table:table-cell>
          <table:table-cell office:value-type="float" office:value="2778.7663" calcext:value-type="float">
            <text:p>2,779</text:p>
          </table:table-cell>
          <table:table-cell table:style-name="ce8" table:formula="of:=SUM(['HD High query rate'.E25]+['HD High query rate'.D25])" office:value-type="float" office:value="265100.7663" calcext:value-type="float">
            <text:p>265,101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276715" calcext:value-type="float">
            <text:p>276,715</text:p>
          </table:table-cell>
          <table:table-cell office:value-type="float" office:value="2404.0118" calcext:value-type="float">
            <text:p>2,404</text:p>
          </table:table-cell>
          <table:table-cell table:style-name="ce8" table:formula="of:=SUM(['HD High query rate'.E26]+['HD High query rate'.D26])" office:value-type="float" office:value="279119.0118" calcext:value-type="float">
            <text:p>279,11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374" calcext:value-type="float">
            <text:p>374</text:p>
          </table:table-cell>
          <table:table-cell office:value-type="float" office:value="238065" calcext:value-type="float">
            <text:p>238,065</text:p>
          </table:table-cell>
          <table:table-cell office:value-type="float" office:value="1649.8503" calcext:value-type="float">
            <text:p>1,650</text:p>
          </table:table-cell>
          <table:table-cell table:style-name="ce7" table:formula="of:=SUM(['HD High query rate'.E30]+['HD High query rate'.D30])" office:value-type="float" office:value="239714.8503" calcext:value-type="float">
            <text:p>239,715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7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3: HD, High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SSD Low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291.37" calcext:value-type="float">
            <text:p>1,291</text:p>
          </table:table-cell>
          <table:table-cell office:value-type="float" office:value="354.866" calcext:value-type="float">
            <text:p>355</text:p>
          </table:table-cell>
          <table:table-cell table:formula="of:=SUM(['SSD Low query rate'.E3]+['SSD Low query rate'.D3])" office:value-type="float" office:value="1646.236" calcext:value-type="float">
            <text:p>1,64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313.49" calcext:value-type="float">
            <text:p>1,313</text:p>
          </table:table-cell>
          <table:table-cell office:value-type="float" office:value="227.026" calcext:value-type="float">
            <text:p>227</text:p>
          </table:table-cell>
          <table:table-cell table:formula="of:=SUM(['SSD Low query rate'.E4]+['SSD Low query rate'.D4])" office:value-type="float" office:value="1540.516" calcext:value-type="float">
            <text:p>1,54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330.84" calcext:value-type="float">
            <text:p>1,331</text:p>
          </table:table-cell>
          <table:table-cell office:value-type="float" office:value="177.4076" calcext:value-type="float">
            <text:p>177</text:p>
          </table:table-cell>
          <table:table-cell table:formula="of:=SUM(['SSD Low query rate'.E5]+['SSD Low query rate'.D5])" office:value-type="float" office:value="1508.2476" calcext:value-type="float">
            <text:p>1,50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376.98" calcext:value-type="float">
            <text:p>1,377</text:p>
          </table:table-cell>
          <table:table-cell office:value-type="float" office:value="112.4636" calcext:value-type="float">
            <text:p>112</text:p>
          </table:table-cell>
          <table:table-cell table:style-name="ce7" table:formula="of:=SUM(['SSD Low query rate'.E6]+['SSD Low query rate'.D6])" office:value-type="float" office:value="1489.4436" calcext:value-type="float">
            <text:p>1,48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444.36" calcext:value-type="float">
            <text:p>1,444</text:p>
          </table:table-cell>
          <table:table-cell office:value-type="float" office:value="74.3124" calcext:value-type="float">
            <text:p>74</text:p>
          </table:table-cell>
          <table:table-cell table:formula="of:=SUM(['SSD Low query rate'.E7]+['SSD Low query rate'.D7])" office:value-type="float" office:value="1518.6724" calcext:value-type="float">
            <text:p>1,51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1502.16" calcext:value-type="float">
            <text:p>1,502</text:p>
          </table:table-cell>
          <table:table-cell office:value-type="float" office:value="59.1152" calcext:value-type="float">
            <text:p>59</text:p>
          </table:table-cell>
          <table:table-cell table:style-name="ce8" table:formula="of:=SUM(['SSD Low query rate'.E8]+['SSD Low query rate'.D8])" office:value-type="float" office:value="1561.2752" calcext:value-type="float">
            <text:p>1,56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1294.02" calcext:value-type="float">
            <text:p>1,294</text:p>
          </table:table-cell>
          <table:table-cell office:value-type="float" office:value="56.1213" calcext:value-type="float">
            <text:p>56</text:p>
          </table:table-cell>
          <table:table-cell table:style-name="ce7" table:formula="of:=SUM(['SSD Low query rate'.E12]+['SSD Low query rate'.D12])" office:value-type="float" office:value="1350.1413" calcext:value-type="float">
            <text:p>1,35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1315.8" calcext:value-type="float">
            <text:p>1,316</text:p>
          </table:table-cell>
          <table:table-cell office:value-type="float" office:value="53.9873" calcext:value-type="float">
            <text:p>54</text:p>
          </table:table-cell>
          <table:table-cell table:style-name="ce8" table:formula="of:=SUM(['SSD Low query rate'.E13]+['SSD Low query rate'.D13])" office:value-type="float" office:value="1369.7873" calcext:value-type="float">
            <text:p>1,37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1332.82" calcext:value-type="float">
            <text:p>1,333</text:p>
          </table:table-cell>
          <table:table-cell office:value-type="float" office:value="52.2785" calcext:value-type="float">
            <text:p>52</text:p>
          </table:table-cell>
          <table:table-cell table:formula="of:=SUM(['SSD Low query rate'.E14]+['SSD Low query rate'.D14])" office:value-type="float" office:value="1385.0985" calcext:value-type="float">
            <text:p>1,38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378.64" calcext:value-type="float">
            <text:p>1,379</text:p>
          </table:table-cell>
          <table:table-cell office:value-type="float" office:value="47.7517" calcext:value-type="float">
            <text:p>48</text:p>
          </table:table-cell>
          <table:table-cell table:formula="of:=SUM(['SSD Low query rate'.E15]+['SSD Low query rate'.D15])" office:value-type="float" office:value="1426.3917" calcext:value-type="float">
            <text:p>1,42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445.72" calcext:value-type="float">
            <text:p>1,446</text:p>
          </table:table-cell>
          <table:table-cell office:value-type="float" office:value="44.5591" calcext:value-type="float">
            <text:p>45</text:p>
          </table:table-cell>
          <table:table-cell table:style-name="ce8" table:formula="of:=SUM(['SSD Low query rate'.E16]+['SSD Low query rate'.D16])" office:value-type="float" office:value="1490.2791" calcext:value-type="float">
            <text:p>1,49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1503.22" calcext:value-type="float">
            <text:p>1,503</text:p>
          </table:table-cell>
          <table:table-cell office:value-type="float" office:value="42.6006" calcext:value-type="float">
            <text:p>43</text:p>
          </table:table-cell>
          <table:table-cell table:formula="of:=SUM(['SSD Low query rate'.E17]+['SSD Low query rate'.D17])" office:value-type="float" office:value="1545.8206" calcext:value-type="float">
            <text:p>1,546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1194.34" calcext:value-type="float">
            <text:p>1,194</text:p>
          </table:table-cell>
          <table:table-cell office:value-type="float" office:value="342.97397" calcext:value-type="float">
            <text:p>343</text:p>
          </table:table-cell>
          <table:table-cell table:formula="of:=SUM(['SSD Low query rate'.E21]+['SSD Low query rate'.D21])" office:value-type="float" office:value="1537.31397" calcext:value-type="float">
            <text:p>1,53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1184.7" calcext:value-type="float">
            <text:p>1,185</text:p>
          </table:table-cell>
          <table:table-cell office:value-type="float" office:value="175.55587" calcext:value-type="float">
            <text:p>176</text:p>
          </table:table-cell>
          <table:table-cell table:formula="of:=SUM(['SSD Low query rate'.E22]+['SSD Low query rate'.D22])" office:value-type="float" office:value="1360.25587" calcext:value-type="float">
            <text:p>1,36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1209.47" calcext:value-type="float">
            <text:p>1,209</text:p>
          </table:table-cell>
          <table:table-cell office:value-type="float" office:value="113.81568" calcext:value-type="float">
            <text:p>114</text:p>
          </table:table-cell>
          <table:table-cell table:formula="of:=SUM(['SSD Low query rate'.E23]+['SSD Low query rate'.D23])" office:value-type="float" office:value="1323.28568" calcext:value-type="float">
            <text:p>1,32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1213.83" calcext:value-type="float">
            <text:p>1,214</text:p>
          </table:table-cell>
          <table:table-cell office:value-type="float" office:value="55.15268" calcext:value-type="float">
            <text:p>55</text:p>
          </table:table-cell>
          <table:table-cell table:formula="of:=SUM(['SSD Low query rate'.E24]+['SSD Low query rate'.D24])" office:value-type="float" office:value="1268.98268" calcext:value-type="float">
            <text:p>1,269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1127.72" calcext:value-type="float">
            <text:p>1,128</text:p>
          </table:table-cell>
          <table:table-cell office:value-type="float" office:value="34.81598" calcext:value-type="float">
            <text:p>35</text:p>
          </table:table-cell>
          <table:table-cell table:style-name="ce7" table:formula="of:=SUM(['SSD Low query rate'.E25]+['SSD Low query rate'.D25])" office:value-type="float" office:value="1162.53598" calcext:value-type="float">
            <text:p>1,163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1188.37" calcext:value-type="float">
            <text:p>1,188</text:p>
          </table:table-cell>
          <table:table-cell office:value-type="float" office:value="30.82052" calcext:value-type="float">
            <text:p>31</text:p>
          </table:table-cell>
          <table:table-cell table:style-name="ce8" table:formula="of:=SUM(['SSD Low query rate'.E26]+['SSD Low query rate'.D26])" office:value-type="float" office:value="1219.19052" calcext:value-type="float">
            <text:p>1,21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415" calcext:value-type="float">
            <text:p>415</text:p>
          </table:table-cell>
          <table:table-cell office:value-type="float" office:value="1176.48" calcext:value-type="float">
            <text:p>1,176</text:p>
          </table:table-cell>
          <table:table-cell office:value-type="float" office:value="79.54083" calcext:value-type="float">
            <text:p>80</text:p>
          </table:table-cell>
          <table:table-cell table:style-name="ce7" table:formula="of:=SUM(['SSD Low query rate'.E30]+['SSD Low query rate'.D30])" office:value-type="float" office:value="1256.02083" calcext:value-type="float">
            <text:p>1,256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7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3: SSD, Low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SSD Medium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5182.63" calcext:value-type="float">
            <text:p>5,183</text:p>
          </table:table-cell>
          <table:table-cell office:value-type="float" office:value="354.866" calcext:value-type="float">
            <text:p>355</text:p>
          </table:table-cell>
          <table:table-cell table:formula="of:=SUM(['SSD Medium query rate'.E3]+['SSD Medium query rate'.D3])" office:value-type="float" office:value="5537.496" calcext:value-type="float">
            <text:p>5,53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5267.02" calcext:value-type="float">
            <text:p>5,267</text:p>
          </table:table-cell>
          <table:table-cell office:value-type="float" office:value="227.026" calcext:value-type="float">
            <text:p>227</text:p>
          </table:table-cell>
          <table:table-cell table:style-name="ce7" table:formula="of:=SUM(['SSD Medium query rate'.E4]+['SSD Medium query rate'.D4])" office:value-type="float" office:value="5494.046" calcext:value-type="float">
            <text:p>5,49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5335.28" calcext:value-type="float">
            <text:p>5,335</text:p>
          </table:table-cell>
          <table:table-cell office:value-type="float" office:value="177.4076" calcext:value-type="float">
            <text:p>177</text:p>
          </table:table-cell>
          <table:table-cell table:formula="of:=SUM(['SSD Medium query rate'.E5]+['SSD Medium query rate'.D5])" office:value-type="float" office:value="5512.6876" calcext:value-type="float">
            <text:p>5,513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515.6" calcext:value-type="float">
            <text:p>5,516</text:p>
          </table:table-cell>
          <table:table-cell office:value-type="float" office:value="112.4636" calcext:value-type="float">
            <text:p>112</text:p>
          </table:table-cell>
          <table:table-cell table:style-name="ce8" table:formula="of:=SUM(['SSD Medium query rate'.E6]+['SSD Medium query rate'.D6])" office:value-type="float" office:value="5628.0636" calcext:value-type="float">
            <text:p>5,628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781.31" calcext:value-type="float">
            <text:p>5,781</text:p>
          </table:table-cell>
          <table:table-cell office:value-type="float" office:value="74.3124" calcext:value-type="float">
            <text:p>74</text:p>
          </table:table-cell>
          <table:table-cell table:formula="of:=SUM(['SSD Medium query rate'.E7]+['SSD Medium query rate'.D7])" office:value-type="float" office:value="5855.6224" calcext:value-type="float">
            <text:p>5,85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6015.63" calcext:value-type="float">
            <text:p>6,016</text:p>
          </table:table-cell>
          <table:table-cell office:value-type="float" office:value="59.1152" calcext:value-type="float">
            <text:p>59</text:p>
          </table:table-cell>
          <table:table-cell table:style-name="ce8" table:formula="of:=SUM(['SSD Medium query rate'.E8]+['SSD Medium query rate'.D8])" office:value-type="float" office:value="6074.7452" calcext:value-type="float">
            <text:p>6,075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5193.21" calcext:value-type="float">
            <text:p>5,193</text:p>
          </table:table-cell>
          <table:table-cell office:value-type="float" office:value="56.1213" calcext:value-type="float">
            <text:p>56</text:p>
          </table:table-cell>
          <table:table-cell table:style-name="ce7" table:formula="of:=SUM(['SSD Medium query rate'.E12]+['SSD Medium query rate'.D12])" office:value-type="float" office:value="5249.3313" calcext:value-type="float">
            <text:p>5,249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5276.26" calcext:value-type="float">
            <text:p>5,276</text:p>
          </table:table-cell>
          <table:table-cell office:value-type="float" office:value="53.9873" calcext:value-type="float">
            <text:p>54</text:p>
          </table:table-cell>
          <table:table-cell table:style-name="ce8" table:formula="of:=SUM(['SSD Medium query rate'.E13]+['SSD Medium query rate'.D13])" office:value-type="float" office:value="5330.2473" calcext:value-type="float">
            <text:p>5,33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5343.24" calcext:value-type="float">
            <text:p>5,343</text:p>
          </table:table-cell>
          <table:table-cell office:value-type="float" office:value="52.2785" calcext:value-type="float">
            <text:p>52</text:p>
          </table:table-cell>
          <table:table-cell table:formula="of:=SUM(['SSD Medium query rate'.E14]+['SSD Medium query rate'.D14])" office:value-type="float" office:value="5395.5185" calcext:value-type="float">
            <text:p>5,39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522.23" calcext:value-type="float">
            <text:p>5,522</text:p>
          </table:table-cell>
          <table:table-cell office:value-type="float" office:value="47.7517" calcext:value-type="float">
            <text:p>48</text:p>
          </table:table-cell>
          <table:table-cell table:formula="of:=SUM(['SSD Medium query rate'.E15]+['SSD Medium query rate'.D15])" office:value-type="float" office:value="5569.9817" calcext:value-type="float">
            <text:p>5,57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786.77" calcext:value-type="float">
            <text:p>5,787</text:p>
          </table:table-cell>
          <table:table-cell office:value-type="float" office:value="44.5591" calcext:value-type="float">
            <text:p>45</text:p>
          </table:table-cell>
          <table:table-cell table:style-name="ce8" table:formula="of:=SUM(['SSD Medium query rate'.E16]+['SSD Medium query rate'.D16])" office:value-type="float" office:value="5831.3291" calcext:value-type="float">
            <text:p>5,83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6019.86" calcext:value-type="float">
            <text:p>6,020</text:p>
          </table:table-cell>
          <table:table-cell office:value-type="float" office:value="42.6006" calcext:value-type="float">
            <text:p>43</text:p>
          </table:table-cell>
          <table:table-cell table:formula="of:=SUM(['SSD Medium query rate'.E17]+['SSD Medium query rate'.D17])" office:value-type="float" office:value="6062.4606" calcext:value-type="float">
            <text:p>6,062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4421.41" calcext:value-type="float">
            <text:p>4,421</text:p>
          </table:table-cell>
          <table:table-cell office:value-type="float" office:value="163.67297" calcext:value-type="float">
            <text:p>164</text:p>
          </table:table-cell>
          <table:table-cell table:formula="of:=SUM(['SSD Medium query rate'.E21]+['SSD Medium query rate'.D21])" office:value-type="float" office:value="4585.08297" calcext:value-type="float">
            <text:p>4,58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4386.46" calcext:value-type="float">
            <text:p>4,386</text:p>
          </table:table-cell>
          <table:table-cell office:value-type="float" office:value="121.20978" calcext:value-type="float">
            <text:p>121</text:p>
          </table:table-cell>
          <table:table-cell table:formula="of:=SUM(['SSD Medium query rate'.E22]+['SSD Medium query rate'.D22])" office:value-type="float" office:value="4507.66978" calcext:value-type="float">
            <text:p>4,50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4509.62" calcext:value-type="float">
            <text:p>4,510</text:p>
          </table:table-cell>
          <table:table-cell office:value-type="float" office:value="105.26153" calcext:value-type="float">
            <text:p>105</text:p>
          </table:table-cell>
          <table:table-cell table:formula="of:=SUM(['SSD Medium query rate'.E23]+['SSD Medium query rate'.D23])" office:value-type="float" office:value="4614.88153" calcext:value-type="float">
            <text:p>4,61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4599.56" calcext:value-type="float">
            <text:p>4,600</text:p>
          </table:table-cell>
          <table:table-cell office:value-type="float" office:value="82.42077" calcext:value-type="float">
            <text:p>82</text:p>
          </table:table-cell>
          <table:table-cell table:formula="of:=SUM(['SSD Medium query rate'.E24]+['SSD Medium query rate'.D24])" office:value-type="float" office:value="4681.98077" calcext:value-type="float">
            <text:p>4,682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4381.49" calcext:value-type="float">
            <text:p>4,381</text:p>
          </table:table-cell>
          <table:table-cell office:value-type="float" office:value="65.99802" calcext:value-type="float">
            <text:p>66</text:p>
          </table:table-cell>
          <table:table-cell table:style-name="ce7" table:formula="of:=SUM(['SSD Medium query rate'.E25]+['SSD Medium query rate'.D25])" office:value-type="float" office:value="4447.48802" calcext:value-type="float">
            <text:p>4,447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4700.45" calcext:value-type="float">
            <text:p>4,700</text:p>
          </table:table-cell>
          <table:table-cell office:value-type="float" office:value="59.88602" calcext:value-type="float">
            <text:p>60</text:p>
          </table:table-cell>
          <table:table-cell table:style-name="ce8" table:formula="of:=SUM(['SSD Medium query rate'.E26]+['SSD Medium query rate'.D26])" office:value-type="float" office:value="4760.33602" calcext:value-type="float">
            <text:p>4,76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415" calcext:value-type="float">
            <text:p>415</text:p>
          </table:table-cell>
          <table:table-cell office:value-type="float" office:value="4386.12" calcext:value-type="float">
            <text:p>4,386</text:p>
          </table:table-cell>
          <table:table-cell office:value-type="float" office:value="81.55537" calcext:value-type="float">
            <text:p>82</text:p>
          </table:table-cell>
          <table:table-cell table:style-name="ce7" table:formula="of:=SUM(['SSD Medium query rate'.E30]+['SSD Medium query rate'.D30])" office:value-type="float" office:value="4467.67537" calcext:value-type="float">
            <text:p>4,468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7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3: SSD, Medium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table table:name="SSD High query 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5"/>
        <table:table-column table:style-name="co6" table:number-columns-repeated="1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ALW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82836" calcext:value-type="float">
            <text:p>82,836</text:p>
          </table:table-cell>
          <table:table-cell office:value-type="float" office:value="354.866" calcext:value-type="float">
            <text:p>355</text:p>
          </table:table-cell>
          <table:table-cell table:style-name="ce7" table:formula="of:=SUM(['SSD High query rate'.E3]+['SSD High query rate'.D3])" office:value-type="float" office:value="83190.866" calcext:value-type="float">
            <text:p>83,19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84209.8" calcext:value-type="float">
            <text:p>84,210</text:p>
          </table:table-cell>
          <table:table-cell office:value-type="float" office:value="227.026" calcext:value-type="float">
            <text:p>227</text:p>
          </table:table-cell>
          <table:table-cell table:style-name="ce8" table:formula="of:=SUM(['SSD High query rate'.E4]+['SSD High query rate'.D4])" office:value-type="float" office:value="84436.826" calcext:value-type="float">
            <text:p>84,43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85292.6" calcext:value-type="float">
            <text:p>85,293</text:p>
          </table:table-cell>
          <table:table-cell office:value-type="float" office:value="177.4076" calcext:value-type="float">
            <text:p>177</text:p>
          </table:table-cell>
          <table:table-cell table:formula="of:=SUM(['SSD High query rate'.E5]+['SSD High query rate'.D5])" office:value-type="float" office:value="85470.0076" calcext:value-type="float">
            <text:p>85,470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88191.9" calcext:value-type="float">
            <text:p>88,192</text:p>
          </table:table-cell>
          <table:table-cell office:value-type="float" office:value="112.4636" calcext:value-type="float">
            <text:p>112</text:p>
          </table:table-cell>
          <table:table-cell table:style-name="ce8" table:formula="of:=SUM(['SSD High query rate'.E6]+['SSD High query rate'.D6])" office:value-type="float" office:value="88304.3636" calcext:value-type="float">
            <text:p>88,304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92492.9" calcext:value-type="float">
            <text:p>92,493</text:p>
          </table:table-cell>
          <table:table-cell office:value-type="float" office:value="74.3124" calcext:value-type="float">
            <text:p>74</text:p>
          </table:table-cell>
          <table:table-cell table:formula="of:=SUM(['SSD High query rate'.E7]+['SSD High query rate'.D7])" office:value-type="float" office:value="92567.2124" calcext:value-type="float">
            <text:p>92,567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96131.9" calcext:value-type="float">
            <text:p>96,132</text:p>
          </table:table-cell>
          <table:table-cell office:value-type="float" office:value="59.1152" calcext:value-type="float">
            <text:p>59</text:p>
          </table:table-cell>
          <table:table-cell table:style-name="ce8" table:formula="of:=SUM(['SSD High query rate'.E8]+['SSD High query rate'.D8])" office:value-type="float" office:value="96191.0152" calcext:value-type="float">
            <text:p>96,19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LOG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  <table:table-cell office:value-type="float" office:value="83005.2" calcext:value-type="float">
            <text:p>83,005</text:p>
          </table:table-cell>
          <table:table-cell office:value-type="float" office:value="56.1213" calcext:value-type="float">
            <text:p>56</text:p>
          </table:table-cell>
          <table:table-cell table:style-name="ce7" table:formula="of:=SUM(['SSD High query rate'.E12]+['SSD High query rate'.D12])" office:value-type="float" office:value="83061.3213" calcext:value-type="float">
            <text:p>83,061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float" office:value="84357.6" calcext:value-type="float">
            <text:p>84,358</text:p>
          </table:table-cell>
          <table:table-cell office:value-type="float" office:value="53.9873" calcext:value-type="float">
            <text:p>54</text:p>
          </table:table-cell>
          <table:table-cell table:style-name="ce8" table:formula="of:=SUM(['SSD High query rate'.E13]+['SSD High query rate'.D13])" office:value-type="float" office:value="84411.5873" calcext:value-type="float">
            <text:p>84,41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85419.9" calcext:value-type="float">
            <text:p>85,420</text:p>
          </table:table-cell>
          <table:table-cell office:value-type="float" office:value="52.2785" calcext:value-type="float">
            <text:p>52</text:p>
          </table:table-cell>
          <table:table-cell table:formula="of:=SUM(['SSD High query rate'.E14]+['SSD High query rate'.D14])" office:value-type="float" office:value="85472.1785" calcext:value-type="float">
            <text:p>85,472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88297.9" calcext:value-type="float">
            <text:p>88,298</text:p>
          </table:table-cell>
          <table:table-cell office:value-type="float" office:value="47.7517" calcext:value-type="float">
            <text:p>48</text:p>
          </table:table-cell>
          <table:table-cell table:formula="of:=SUM(['SSD High query rate'.E15]+['SSD High query rate'.D15])" office:value-type="float" office:value="88345.6517" calcext:value-type="float">
            <text:p>88,346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92580.4" calcext:value-type="float">
            <text:p>92,580</text:p>
          </table:table-cell>
          <table:table-cell office:value-type="float" office:value="44.5591" calcext:value-type="float">
            <text:p>45</text:p>
          </table:table-cell>
          <table:table-cell table:style-name="ce8" table:formula="of:=SUM(['SSD High query rate'.E16]+['SSD High query rate'.D16])" office:value-type="float" office:value="92624.9591" calcext:value-type="float">
            <text:p>92,625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  <table:table-cell office:value-type="float" office:value="96199.5" calcext:value-type="float">
            <text:p>96,200</text:p>
          </table:table-cell>
          <table:table-cell office:value-type="float" office:value="42.6006" calcext:value-type="float">
            <text:p>43</text:p>
          </table:table-cell>
          <table:table-cell table:formula="of:=SUM(['SSD High query rate'.E17]+['SSD High query rate'.D17])" office:value-type="float" office:value="96242.1006" calcext:value-type="float">
            <text:p>96,242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GREEDY-SKI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326" calcext:value-type="float">
            <text:p>1326</text:p>
          </table:table-cell>
          <table:table-cell office:value-type="float" office:value="66601.8" calcext:value-type="float">
            <text:p>66,602</text:p>
          </table:table-cell>
          <table:table-cell office:value-type="float" office:value="308.34618" calcext:value-type="float">
            <text:p>308</text:p>
          </table:table-cell>
          <table:table-cell table:formula="of:=SUM(['SSD High query rate'.E21]+['SSD High query rate'.D21])" office:value-type="float" office:value="66910.14618" calcext:value-type="float">
            <text:p>66,91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66477.2" calcext:value-type="float">
            <text:p>66,477</text:p>
          </table:table-cell>
          <table:table-cell office:value-type="float" office:value="268.16913" calcext:value-type="float">
            <text:p>268</text:p>
          </table:table-cell>
          <table:table-cell table:style-name="ce7" table:formula="of:=SUM(['SSD High query rate'.E22]+['SSD High query rate'.D22])" office:value-type="float" office:value="66745.36913" calcext:value-type="float">
            <text:p>66,745</text:p>
          </table:table-cell>
          <table:table-cell table:number-columns-repeated="2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68767.3" calcext:value-type="float">
            <text:p>68,767</text:p>
          </table:table-cell>
          <table:table-cell office:value-type="float" office:value="248.26043" calcext:value-type="float">
            <text:p>248</text:p>
          </table:table-cell>
          <table:table-cell table:formula="of:=SUM(['SSD High query rate'.E23]+['SSD High query rate'.D23])" office:value-type="float" office:value="69015.56043" calcext:value-type="float">
            <text:p>69,016</text:p>
          </table:table-cell>
          <table:table-cell table:number-columns-repeated="2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office:value-type="float" office:value="423" calcext:value-type="float">
            <text:p>423</text:p>
          </table:table-cell>
          <table:table-cell office:value-type="float" office:value="70306.1" calcext:value-type="float">
            <text:p>70,306</text:p>
          </table:table-cell>
          <table:table-cell office:value-type="float" office:value="211.65242" calcext:value-type="float">
            <text:p>212</text:p>
          </table:table-cell>
          <table:table-cell table:formula="of:=SUM(['SSD High query rate'.E24]+['SSD High query rate'.D24])" office:value-type="float" office:value="70517.75242" calcext:value-type="float">
            <text:p>70,51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Default" office:value-type="float" office:value="281" calcext:value-type="float">
            <text:p>281</text:p>
          </table:table-cell>
          <table:table-cell office:value-type="float" office:value="68010.3" calcext:value-type="float">
            <text:p>68,010</text:p>
          </table:table-cell>
          <table:table-cell office:value-type="float" office:value="179.29147" calcext:value-type="float">
            <text:p>179</text:p>
          </table:table-cell>
          <table:table-cell table:style-name="ce8" table:formula="of:=SUM(['SSD High query rate'.E25]+['SSD High query rate'.D25])" office:value-type="float" office:value="68189.59147" calcext:value-type="float">
            <text:p>68,190</text:p>
          </table:table-cell>
          <table:table-cell table:number-columns-repeated="2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220" calcext:value-type="float">
            <text:p>220</text:p>
          </table:table-cell>
          <table:table-cell office:value-type="float" office:value="74116.3" calcext:value-type="float">
            <text:p>74,116</text:p>
          </table:table-cell>
          <table:table-cell office:value-type="float" office:value="163.35985" calcext:value-type="float">
            <text:p>163</text:p>
          </table:table-cell>
          <table:table-cell table:style-name="ce8" table:formula="of:=SUM(['SSD High query rate'.E26]+['SSD High query rate'.D26])" office:value-type="float" office:value="74279.65985" calcext:value-type="float">
            <text:p>74,28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1" office:value-type="string" calcext:value-type="string">
            <text:p>PROGNOSTICATOR</text:p>
          </table:table-cell>
          <table:table-cell/>
          <table:table-cell table:style-name="Default" table:number-columns-repeated="4"/>
          <table:table-cell table:number-columns-repeated="27"/>
        </table:table-row>
        <table:table-row table:style-name="ro1">
          <table:table-cell/>
          <table:table-cell table:style-name="ce3" office:value-type="string" calcext:value-type="string">
            <text:p>UB share in RAM (%)</text:p>
          </table:table-cell>
          <table:table-cell table:style-name="ce3" office:value-type="string" calcext:value-type="string">
            <text:p>Eviction count</text:p>
          </table:table-cell>
          <table:table-cell table:style-name="ce3" office:value-type="string" calcext:value-type="string">
            <text:p>Disk IO for queries</text:p>
          </table:table-cell>
          <table:table-cell table:style-name="ce3" office:value-type="string" calcext:value-type="string">
            <text:p>Disk IO for merges</text:p>
          </table:table-cell>
          <table:table-cell table:style-name="ce3" office:value-type="string" calcext:value-type="string">
            <text:p>Total Disk IO (minutes)</text:p>
          </table:table-cell>
          <table:table-cell table:number-columns-repeated="27"/>
        </table:table-row>
        <table:table-row table:style-name="ro1">
          <table:table-cell/>
          <table:table-cell table:style-name="ce5" office:value-type="string" calcext:value-type="string">
            <text:p>dynamic</text:p>
          </table:table-cell>
          <table:table-cell office:value-type="float" office:value="415" calcext:value-type="float">
            <text:p>415</text:p>
          </table:table-cell>
          <table:table-cell office:value-type="float" office:value="67871.8" calcext:value-type="float">
            <text:p>67,872</text:p>
          </table:table-cell>
          <table:table-cell office:value-type="float" office:value="129.27595" calcext:value-type="float">
            <text:p>129</text:p>
          </table:table-cell>
          <table:table-cell table:style-name="ce7" table:formula="of:=SUM(['SSD High query rate'.E30]+['SSD High query rate'.D30])" office:value-type="float" office:value="68001.07595" calcext:value-type="float">
            <text:p>68,001</text:p>
          </table:table-cell>
          <table:table-cell table:number-columns-repeated="27"/>
        </table:table-row>
        <table:table-row table:style-name="ro1">
          <table:table-cell/>
          <table:table-cell table:style-name="ce6"/>
          <table:table-cell table:number-columns-repeated="3"/>
          <table:table-cell table:style-name="ce7"/>
          <table:table-cell table:number-columns-repeated="27"/>
        </table:table-row>
        <table:table-row table:style-name="ro1" table:number-rows-repeated="4">
          <table:table-cell/>
          <table:table-cell table:style-name="ce6"/>
          <table:table-cell table:number-columns-repeated="31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ce2" office:value-type="string" calcext:value-type="string" table:number-columns-spanned="6" table:number-rows-spanned="2">
            <text:p><text:s text:c="15"/>Environment 3: SSD, High query rate</text:p>
          </table:table-cell>
          <table:covered-table-cell/>
          <table:covered-table-cell table:number-columns-repeated="4" table:style-name="Default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4" table:style-name="Default"/>
          <table:table-cell table:number-columns-repeated="27"/>
        </table:table-row>
      </table:table>
      <table:named-expressions/>
      <table:database-ranges>
        <table:database-range table:name="__Anonymous_Sheet_DB__0" table:target-range-address="'HD Low query rate'.C114:'HD Low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HD Medium query rate'.C114:'HD Medium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'HD High query rate'.C114:'HD High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SSD Low query rate'.C114:'SSD Low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SSD Medium query rate'.C114:'SSD Medium query rate'.AA135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SSD High query rate'.C114:'SSD High query rate'.AA13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>
      <number:number number:decimal-places="1" loext:min-decimal-places="1" number:min-integer-digits="1" number:grouping="true"/>
    </number:number-style>
    <number:percentage-style style:name="N115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21:06:06.401780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09:23:02.272848971</meta:creation-date>
    <dc:date>2016-05-14T21:25:22.499320357</dc:date>
    <meta:editing-duration>PT5H20M40S</meta:editing-duration>
    <meta:editing-cycles>105</meta:editing-cycles>
    <meta:generator>LibreOffice/5.0.5.2$Linux_X86_64 LibreOffice_project/00m0$Build-2</meta:generator>
    <meta:document-statistic meta:table-count="6" meta:cell-count="720" meta:object-count="0"/>
  </office:meta>
</office:document-meta>
</file>